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ListImpl.setAttributeList( AttributeList at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ListImpl.getName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ListImpl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ListImpl.getValue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ListImpl.getValu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ListImpl.AttributeListImpl( AttributeList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ListImpl.get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ListImpl.getType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ttributeListImpl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ListImpl.AttributeLis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ListImpl.addAttribute( String name , String typ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ttributeList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